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42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10.674cm"/>
    </style:style>
    <style:style style:name="gr5" style:family="graphic" style:parent-style-name="standard">
      <style:graphic-properties draw:stroke="none" draw:fill="none" fo:min-height="16.422cm"/>
    </style:style>
    <style:style style:name="gr6" style:family="graphic" style:parent-style-name="standard">
      <style:graphic-properties draw:stroke="none" draw:fill="none" fo:min-height="19.706cm"/>
    </style:style>
    <style:style style:name="gr7" style:family="graphic" style:parent-style-name="standard">
      <style:graphic-properties draw:stroke="none" draw:fill="none" fo:min-height="0.823cm"/>
    </style:style>
    <style:style style:name="gr8" style:family="graphic" style:parent-style-name="standard">
      <style:graphic-properties draw:stroke="none" draw:fill="none" fo:min-height="12.53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17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stroke="none" draw:fill="none" fo:min-height="2.534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loext:graphic-properties draw:fill="none"/>
      <style:paragraph-properties style:text-autospace="none"/>
      <style:text-properties fo:color="#3f7f5f" style:font-name="Monospace" fo:font-size="20pt" style:text-underline-style="none" style:font-name-asian="Monospace" style:font-size-asian="20pt" style:font-name-complex="Monospace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/>
      <style:text-properties fo:font-size="26pt" style:font-size-asian="26pt" style:font-size-complex="26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/>
      <style:paragraph-properties style:text-autospace="none"/>
      <style:text-properties style:font-name="Monospace" fo:font-size="20pt" style:font-name-asian="Monospace" style:font-size-asian="20pt" style:font-name-complex="Monospace" style:font-size-complex="20pt"/>
    </style:style>
    <style:style style:name="P9" style:family="paragraph">
      <loext:graphic-properties draw:fill="none"/>
      <style:paragraph-properties style:text-autospace="none"/>
      <style:text-properties style:font-name="Monospace" fo:font-size="20pt" style:text-underline-style="none" style:font-name-asian="Monospace" style:font-size-asian="20pt" style:font-name-complex="Monospace" style:font-size-complex="20pt"/>
    </style:style>
    <style:style style:name="P10" style:family="paragraph">
      <style:paragraph-properties style:text-autospace="none"/>
      <style:text-properties fo:color="#000000"/>
    </style:style>
    <style:style style:name="P11" style:family="paragraph">
      <loext:graphic-properties draw:fill="none"/>
      <style:paragraph-properties style:text-autospace="none"/>
      <style:text-properties fo:color="#000000" style:font-name="Monospace" fo:font-size="20pt" style:font-name-asian="Monospace" style:font-size-asian="20pt" style:font-name-complex="Monospace" style:font-size-complex="20pt"/>
    </style:style>
    <style:style style:name="P12" style:family="paragraph">
      <style:text-properties style:font-name="Liberation Mono" fo:font-size="20pt" style:font-size-asian="20pt" style:font-size-complex="20pt"/>
    </style:style>
    <style:style style:name="P13" style:family="paragraph">
      <loext:graphic-properties draw:fill="none"/>
      <style:text-properties style:font-name="Liberation Mono" fo:font-size="20pt" style:font-size-asian="20pt" style:font-size-complex="20pt"/>
    </style:style>
    <style:style style:name="P14" style:family="paragraph">
      <style:text-properties fo:font-size="29pt" style:font-size-asian="29pt" style:font-size-complex="29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4586" style:font-name="Monospace" fo:font-size="20pt" style:text-underline-style="none" style:font-name-asian="Monospace" style:font-size-asian="20pt" style:font-name-complex="Monospace" style:font-size-complex="20pt"/>
    </style:style>
    <style:style style:name="T3" style:family="text">
      <style:text-properties fo:color="#7f0055" style:font-name="Monospace" fo:font-size="20pt" style:text-underline-style="none" fo:font-weight="bold" style:font-name-asian="Monospace" style:font-size-asian="20pt" style:font-weight-asian="bold" style:font-name-complex="Monospace" style:font-size-complex="20pt" style:font-weight-complex="bold"/>
    </style:style>
    <style:style style:name="T4" style:family="text">
      <style:text-properties fo:color="#000000" style:font-name="Monospace" fo:font-size="20pt" style:text-underline-style="none" style:font-name-asian="Monospace" style:font-size-asian="20pt" style:font-name-complex="Monospace" style:font-size-complex="20pt"/>
    </style:style>
    <style:style style:name="T5" style:family="text">
      <style:text-properties fo:color="#3f7f5f" style:font-name="Monospace" fo:font-size="20pt" style:text-underline-style="none" fo:font-weight="bold" style:font-name-asian="Monospace" style:font-size-asian="20pt" style:font-weight-asian="bold" style:font-name-complex="Monospace" style:font-size-complex="20pt" style:font-weight-complex="bold"/>
    </style:style>
    <style:style style:name="T6" style:family="text">
      <style:text-properties fo:color="#3f7f5f" style:font-name="Monospace" fo:font-size="20pt" style:text-underline-style="none" style:font-name-asian="Monospace" style:font-size-asian="20pt" style:font-name-complex="Monospace" style:font-size-complex="20pt"/>
    </style:style>
    <style:style style:name="T7" style:family="text">
      <style:text-properties fo:color="#3f7f5f" style:font-name="Monospace" fo:font-size="20pt" style:text-underline-style="none" fo:font-weight="bold" fo:background-color="transparent" style:font-name-asian="Monospace" style:font-size-asian="20pt" style:font-weight-asian="bold" style:font-name-complex="Monospace" style:font-size-complex="20pt" style:font-weight-complex="bold"/>
    </style:style>
    <style:style style:name="T8" style:family="text">
      <style:text-properties fo:color="#6a3e3e" style:font-name="Monospace" fo:font-size="20pt" style:text-underline-style="none" style:font-name-asian="Monospace" style:font-size-asian="20pt" style:font-name-complex="Monospace" style:font-size-complex="20pt"/>
    </style:style>
    <style:style style:name="T9" style:family="text">
      <style:text-properties fo:color="#7f0055" style:font-name="Monospace" fo:font-size="26pt" style:text-underline-style="none" fo:font-weight="bold" style:font-name-asian="Monospace" style:font-size-asian="26pt" style:font-weight-asian="bold" style:font-name-complex="Monospace" style:font-size-complex="26pt" style:font-weight-complex="bold"/>
    </style:style>
    <style:style style:name="T10" style:family="text">
      <style:text-properties fo:color="#ce181e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7f0055" style:font-name="Monospace" fo:font-size="25pt" style:text-underline-style="none" fo:font-weight="bold" style:font-name-asian="Monospace" style:font-size-asian="25pt" style:font-weight-asian="bold" style:font-name-complex="Monospace" style:font-size-complex="25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15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16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17" style:family="text">
      <style:text-properties style:font-name="Monospace" fo:font-size="20pt" style:font-name-asian="Monospace" style:font-size-asian="20pt" style:font-name-complex="Monospace" style:font-size-complex="20pt"/>
    </style:style>
    <style:style style:name="T18" style:family="text">
      <style:text-properties fo:color="#000000" fo:font-size="26pt" style:font-size-asian="26pt" style:font-size-complex="26pt"/>
    </style:style>
    <style:style style:name="T19" style:family="text">
      <style:text-properties fo:color="#000000" style:font-name="Monospace" fo:font-size="26pt" style:text-underline-style="none" fo:font-weight="bold" fo:background-color="transparent" style:font-name-asian="Monospace" style:font-size-asian="26pt" style:font-weight-asian="bold" style:font-name-complex="Monospace" style:font-size-complex="26pt" style:font-weight-complex="bold"/>
    </style:style>
    <style:style style:name="T20" style:family="text">
      <style:text-properties fo:color="#000000" style:font-name="Monospace" fo:font-size="26pt" style:text-underline-style="none" fo:background-color="transparent" style:font-name-asian="Monospace" style:font-size-asian="26pt" style:font-name-complex="Monospace" style:font-size-complex="26pt"/>
    </style:style>
    <style:style style:name="T21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3f7f5f" style:font-name="Monospace" fo:font-size="20pt" style:text-underline-style="none" fo:background-color="transparent" style:font-name-asian="Monospace" style:font-size-asian="20pt" style:font-name-complex="Monospace" style:font-size-complex="20pt"/>
    </style:style>
    <style:style style:name="T23" style:family="text">
      <style:text-properties fo:color="#7f0055" style:font-name="Monospace" fo:font-size="28pt" style:text-underline-style="none" fo:font-weight="bold" style:font-name-asian="Monospace" style:font-size-asian="28pt" style:font-weight-asian="bold" style:font-name-complex="Monospace" style:font-size-complex="28pt" style:font-weight-complex="bold"/>
    </style:style>
    <style:style style:name="T24" style:family="text">
      <style:text-properties fo:color="#000000" style:font-name="Monospace" fo:font-size="28pt" style:text-underline-style="none" style:font-name-asian="Monospace" style:font-size-asian="28pt" style:font-name-complex="Monospace" style:font-size-complex="28pt"/>
    </style:style>
    <style:style style:name="T25" style:family="text">
      <style:text-properties fo:color="#000000" style:font-name="Liberation Sans1" fo:font-size="28pt" style:text-underline-style="none" style:font-name-asian="Monospace" style:font-size-asian="28pt" style:font-name-complex="Monospace" style:font-size-complex="28pt"/>
    </style:style>
    <style:style style:name="T26" style:family="text">
      <style:text-properties fo:color="#000000" style:font-name="Monospace" fo:font-size="20pt" style:text-underline-style="none" fo:font-weight="normal" style:font-name-asian="Monospace" style:font-size-asian="20pt" style:font-weight-asian="normal" style:font-name-complex="Monospace" style:font-size-complex="20pt" style:font-weight-complex="normal"/>
    </style:style>
    <style:style style:name="T27" style:family="text">
      <style:text-properties fo:color="#000000" style:font-name="Monospace" fo:font-size="20pt" style:text-underline-style="solid" style:text-underline-width="auto" style:text-underline-color="font-color" style:font-name-asian="Monospace" style:font-size-asian="20pt" style:font-name-complex="Monospace" style:font-size-complex="20pt"/>
    </style:style>
    <style:style style:name="T28" style:family="text">
      <style:text-properties fo:color="#7f0055" style:font-name="Monospace" fo:font-size="20pt" style:text-underline-style="none" fo:font-weight="bold" fo:background-color="#e6e6e6" style:font-name-asian="Monospace" style:font-size-asian="20pt" style:font-weight-asian="bold" style:font-name-complex="Monospace" style:font-size-complex="20pt" style:font-weight-complex="bold"/>
    </style:style>
    <style:style style:name="T29" style:family="text">
      <style:text-properties fo:color="#000000" style:font-name="Monospace" fo:font-size="20pt" style:text-underline-style="none" fo:background-color="#e6e6e6" style:font-name-asian="Monospace" style:font-size-asian="20pt" style:font-name-complex="Monospace" style:font-size-complex="20pt"/>
    </style:style>
    <style:style style:name="T30" style:family="text">
      <style:text-properties fo:color="#000000" style:font-name="Monospace" fo:font-size="20pt" style:text-underline-style="none" fo:background-color="transparent" style:font-name-asian="Monospace" style:font-size-asian="20pt" style:font-name-complex="Monospace" style:font-size-complex="20pt"/>
    </style:style>
    <style:style style:name="T31" style:family="text">
      <style:text-properties fo:color="#3f7f5f" style:font-name="Monospace" fo:font-size="20pt" style:text-underline-style="none" fo:font-weight="bold" fo:background-color="#e6e6e6" style:font-name-asian="Monospace" style:font-size-asian="20pt" style:font-weight-asian="bold" style:font-name-complex="Monospace" style:font-size-complex="20pt" style:font-weight-complex="bold"/>
    </style:style>
    <style:style style:name="T32" style:family="text">
      <style:text-properties fo:color="#3f7f5f" style:font-name="Monospace" fo:font-size="20pt" style:text-underline-style="none" fo:background-color="#e6e6e6" style:font-name-asian="Monospace" style:font-size-asian="20pt" style:font-name-complex="Monospace" style:font-size-complex="20pt"/>
    </style:style>
    <style:style style:name="T33" style:family="text">
      <style:text-properties fo:color="#6a3e3e" style:font-name="Monospace" fo:font-size="20pt" style:text-underline-style="none" fo:background-color="#e6e6e6" style:font-name-asian="Monospace" style:font-size-asian="20pt" style:font-name-complex="Monospace" style:font-size-complex="20pt"/>
    </style:style>
    <style:style style:name="T34" style:family="text">
      <style:text-properties style:font-name="Monospace" fo:font-size="20pt" style:text-underline-style="none" fo:background-color="transparent" style:font-name-asian="Monospace" style:font-size-asian="20pt" style:font-name-complex="Monospace" style:font-size-complex="20pt"/>
    </style:style>
    <style:style style:name="T35" style:family="text">
      <style:text-properties fo:color="#004586" style:font-name="Monospace" fo:font-size="20pt" style:text-underline-style="none" fo:background-color="#e6e6e6" style:font-name-asian="Monospace" style:font-size-asian="20pt" style:font-name-complex="Monospace" style:font-size-complex="20pt"/>
    </style:style>
    <style:style style:name="T36" style:family="text">
      <style:text-properties fo:color="#000000" style:font-name="Monospace" fo:font-size="20pt" style:text-underline-style="none" fo:background-color="#cccccc" style:font-name-asian="Monospace" style:font-size-asian="20pt" style:font-name-complex="Monospace" style:font-size-complex="20pt"/>
    </style:style>
    <style:style style:name="T37" style:family="text">
      <style:text-properties fo:color="#004586" style:font-name="Monospace" fo:font-size="20pt" style:text-underline-style="none" fo:background-color="transparent" style:font-name-asian="Monospace" style:font-size-asian="20pt" style:font-name-complex="Monospace" style:font-size-complex="20pt"/>
    </style:style>
    <style:style style:name="T38" style:family="text">
      <style:text-properties style:font-name="Monospace" fo:font-size="20pt" style:text-underline-style="none" style:font-name-asian="Monospace" style:font-size-asian="20pt" style:font-name-complex="Monospace" style:font-size-complex="20pt"/>
    </style:style>
    <style:style style:name="T39" style:family="text">
      <style:text-properties fo:color="#000000" fo:font-size="28pt" style:font-size-asian="28pt" style:font-size-complex="28pt"/>
    </style:style>
    <style:style style:name="T40" style:family="text">
      <style:text-properties fo:color="#000000" fo:font-size="28pt" fo:background-color="transparent" style:font-size-asian="28pt" style:font-size-complex="28pt"/>
    </style:style>
    <style:style style:name="T41" style:family="text">
      <style:text-properties fo:color="#000000" style:font-name="Monospace" fo:font-size="20pt" style:text-underline-style="none" fo:font-weight="bold" style:font-name-asian="Monospace" style:font-size-asian="20pt" style:font-weight-asian="bold" style:font-name-complex="Monospace" style:font-size-complex="20pt" style:font-weight-complex="bold"/>
    </style:style>
    <style:style style:name="T42" style:family="text">
      <style:text-properties fo:color="#ce181e" style:font-name="Liberation Mono" fo:font-size="20pt" style:font-size-asian="20pt" style:font-size-complex="20pt"/>
    </style:style>
    <style:style style:name="T43" style:family="text">
      <style:text-properties style:font-name="Liberation Mono" fo:font-size="20pt" style:font-size-asian="20pt" style:font-size-complex="20pt"/>
    </style:style>
    <style:style style:name="T44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45" style:family="text">
      <style:text-properties fo:color="#ce181e" style:font-name="Liberation Mono" fo:font-size="20pt" fo:font-weight="bold" style:font-size-asian="20pt" style:font-weight-asian="bold" style:font-size-complex="20pt" style:font-weight-complex="bold"/>
    </style:style>
    <style:style style:name="T46" style:family="text">
      <style:text-properties fo:color="#004a4a" style:font-name="Liberation Mono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004586" style:font-name="Liberation Mono" fo:font-size="20pt" style:text-underline-style="none" style:font-name-asian="Monospace" style:font-size-asian="20pt" style:font-name-complex="Monospace" style:font-size-complex="20pt"/>
    </style:style>
    <style:style style:name="T48" style:family="text">
      <style:text-properties fo:font-size="29pt" style:font-size-asian="29pt" style:font-size-complex="29pt"/>
    </style:style>
    <style:style style:name="T49" style:family="text">
      <style:text-properties fo:font-size="29pt" fo:font-weight="bold" style:font-size-asian="29pt" style:font-weight-asian="bold" style:font-size-complex="29pt" style:font-weight-complex="bold"/>
    </style:style>
    <style:style style:name="T50" style:family="text">
      <style:text-properties fo:color="#004a4a" fo:font-size="29pt" fo:font-weight="bold" style:font-size-asian="29pt" style:font-weight-asian="bold" style:font-size-complex="2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etaprogramming <text:line-break/>Statically verified code</text:p>
          </draw:text-box>
        </draw:frame>
        <draw:frame presentation:style-name="pr2" draw:text-style-name="P1" draw:layer="layout" svg:width="25.199cm" svg:height="3.317cm" svg:x="1.4cm" svg:y="4.888cm" presentation:class="subtitle" presentation:user-transformed="true">
          <draw:text-box>
            <text:p><text:span text:style-name="T1">Hrshikesh Arora (arorahrsh@myvuw.ac.nz),</text:span><text:span text:style-name="T1"><text:line-break/></text:span><text:span text:style-name="T1"> Marco Servetto (marco.servetto@ecs.vuw.ac.nz)</text:span><text:line-break/></text:p>
          </draw:text-box>
        </draw:frame>
        <draw:frame presentation:style-name="pr3" draw:text-style-name="P1" draw:layer="layout" svg:width="26.399cm" svg:height="12.179cm" svg:x="0.801cm" svg:y="7.115cm">
          <draw:text-box>
            <text:p>Can metaprogramming generate statically verified code reusing common verification techniques?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of verification (Java)</text:p>
          </draw:text-box>
        </draw:frame>
        <draw:frame draw:style-name="gr2" draw:text-style-name="P3" draw:layer="layout" svg:width="26.157cm" svg:height="17.492cm" svg:x="0.787cm" svg:y="2.879cm">
          <draw:text-box>
            <text:p text:style-name="P2"><text:span text:style-name="T2">//just pow3</text:span></text:p>
            <text:p text:style-name="P2"><text:span text:style-name="T3">class</text:span><text:span text:style-name="T4"> Pow3{</text:span></text:p>
            <text:p text:style-name="P2"><text:span text:style-name="T4"><text:s text:c="2"/></text:span><text:span text:style-name="T5">ensures</text:span><text:span text:style-name="T6"> </text:span><text:span text:style-name="T7">result</text:span><text:span text:style-name="T6">=x^3 </text:span><text:span text:style-name="T4">Nat</text:span><text:span text:style-name="T4"> pow(Nat </text:span><text:span text:style-name="T8">x</text:span><text:span text:style-name="T4">){</text:span><text:span text:style-name="T3">return</text:span><text:span text:style-name="T4"> </text:span><text:span text:style-name="T8">x</text:span><text:span text:style-name="T4">*</text:span><text:span text:style-name="T8">x</text:span><text:span text:style-name="T4">*</text:span><text:span text:style-name="T8">x</text:span><text:span text:style-name="T4">;}</text:span></text:p>
            <text:p text:style-name="P2"><text:span text:style-name="T4"><text:s text:c="2"/></text:span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2">//building pow3 where SV engine reuse contracts</text:span></text:p>
            <text:p text:style-name="P2"><text:span text:style-name="T3">class</text:span><text:span text:style-name="T4"> Pow0{</text:span></text:p>
            <text:p text:style-name="P2"><text:span text:style-name="T4"><text:s text:c="2"/></text:span><text:span text:style-name="T5">ensures </text:span><text:span text:style-name="T7">result</text:span><text:span text:style-name="T6">=x^0 </text:span><text:span text:style-name="T4">Nat</text:span><text:span text:style-name="T4"> pow0(Nat </text:span><text:span text:style-name="T8">x</text:span><text:span text:style-name="T4">){</text:span><text:span text:style-name="T3">return</text:span><text:span text:style-name="T4"> 1;}</text:span></text:p>
            <text:p text:style-name="P2"><text:span text:style-name="T4"><text:s text:c="2"/></text:span><text:span text:style-name="T4">}</text:span></text:p>
            <text:p text:style-name="P2"><text:span text:style-name="T3">class</text:span><text:span text:style-name="T4"> Pow1 </text:span><text:span text:style-name="T3">extends</text:span><text:span text:style-name="T4"> Pow0{</text:span></text:p>
            <text:p text:style-name="P2"><text:span text:style-name="T4"><text:s text:c="2"/></text:span><text:span text:style-name="T5">ensures </text:span><text:span text:style-name="T7">result</text:span><text:span text:style-name="T6">=x^1 </text:span><text:span text:style-name="T4">Nat</text:span><text:span text:style-name="T4"> pow1(Nat </text:span><text:span text:style-name="T8">x</text:span><text:span text:style-name="T4">){</text:span><text:span text:style-name="T3">return</text:span><text:span text:style-name="T4"> </text:span><text:span text:style-name="T8">x</text:span><text:span text:style-name="T4">*pow0(</text:span><text:span text:style-name="T8">x</text:span><text:span text:style-name="T4">);}</text:span></text:p>
            <text:p text:style-name="P2"><text:span text:style-name="T4"><text:s text:c="2"/></text:span><text:span text:style-name="T4">}</text:span></text:p>
            <text:p text:style-name="P2"><text:span text:style-name="T3">class</text:span><text:span text:style-name="T4"> Pow2 </text:span><text:span text:style-name="T3">extends</text:span><text:span text:style-name="T4"> Pow1{</text:span></text:p>
            <text:p text:style-name="P2"><text:span text:style-name="T4"><text:s text:c="2"/></text:span><text:span text:style-name="T5">ensures </text:span><text:span text:style-name="T7">result</text:span><text:span text:style-name="T6">=x^2 </text:span><text:span text:style-name="T4">Nat</text:span><text:span text:style-name="T4"> pow2(Nat </text:span><text:span text:style-name="T8">x</text:span><text:span text:style-name="T4">){</text:span><text:span text:style-name="T3">return</text:span><text:span text:style-name="T4"> </text:span><text:span text:style-name="T8">x</text:span><text:span text:style-name="T4">*pow1(</text:span><text:span text:style-name="T8">x</text:span><text:span text:style-name="T4">);}</text:span></text:p>
            <text:p text:style-name="P2"><text:span text:style-name="T4"><text:s text:c="2"/></text:span><text:span text:style-name="T4">}</text:span></text:p>
            <text:p text:style-name="P2"><text:span text:style-name="T3">class</text:span><text:span text:style-name="T4"> Pow3 </text:span><text:span text:style-name="T3">extends</text:span><text:span text:style-name="T4"> Pow2{</text:span></text:p>
            <text:p text:style-name="P2"><text:span text:style-name="T4"><text:s text:c="2"/></text:span><text:span text:style-name="T5">ensures </text:span><text:span text:style-name="T7">result</text:span><text:span text:style-name="T6">=x^3 </text:span><text:span text:style-name="T4">Nat</text:span><text:span text:style-name="T4"> pow3(Nat x){</text:span><text:span text:style-name="T3">return</text:span><text:span text:style-name="T4"> x*pow2(x);}</text:span></text:p>
            <text:p text:style-name="P2"><text:span text:style-name="T4"><text:s text:c="2"/></text:span><text:span text:style-name="T4">}</text:span></text:p>
          </draw:text-box>
        </draw:frame>
        <draw:line draw:style-name="gr3" draw:text-style-name="P4" draw:layer="layout" svg:x1="0.4cm" svg:y1="7.4cm" svg:x2="27.4cm" svg:y2="7.4cm">
          <text:p/>
        </draw:line>
        <draw:frame presentation:style-name="pr5" draw:text-style-name="P6" draw:layer="layout" svg:width="26.902cm" svg:height="2.784cm" svg:x="-0.5cm" svg:y="7.6cm">
          <draw:text-box>
            <text:list text:style-name="L2">
              <text:list-header>
                <text:p text:style-name="P5"><text:span text:style-name="T1">Using </text:span><text:span text:style-name="T9">extends </text:span><text:span text:style-name="T1">to generate Pow</text:span><text:span text:style-name="T10">n</text:span><text:span text:style-name="T1"> in a standard way:</text:span></text:p>
              </text:list-header>
            </text:list>
          </draw:text-box>
        </draw:frame>
        <draw:line draw:style-name="gr3" draw:text-style-name="P4" draw:layer="layout" svg:x1="0.4cm" svg:y1="8.9cm" svg:x2="27.4cm" svg:y2="8.9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Metaprogramming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First class <text:span text:style-name="T11">code literals</text:span> and <text:span text:style-name="T11">code reuse</text:span> can be used to iteratively compose (IC) arbitrary behavior.</text:p>
                <text:p/>
              </text:list-header>
              <text:list-item>
                <text:p>In the following, we rely on a language where code literals (unnamed classes with methods) are first class values, and:</text:p>
                <text:list>
                  <text:list-item>
                    <text:p>operator code1 + code2 compose code like extends;</text:p>
                  </text:list-item>
                  <text:list-item>
                    <text:p>operator code[<text:span text:style-name="T12">rename</text:span> a<text:span text:style-name="T12">-&gt;</text:span>b] rename methods;</text:p>
                  </text:list-item>
                  <text:list-item>
                    <text:p>operator code[<text:span text:style-name="T12">hide</text:span> a] turns a method into priva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Sum: code1 + code2 = code3</text:p>
          </draw:text-box>
        </draw:frame>
        <draw:frame presentation:style-name="pr6" draw:text-style-name="P7" draw:layer="layout" svg:width="25.199cm" svg:height="8.086cm" svg:x="1.4cm" svg:y="12.514cm" presentation:class="outline" presentation:user-transformed="true">
          <draw:text-box>
            <text:list text:style-name="L2">
              <text:list-item>
                <text:p text:style-name="P7"><text:span text:style-name="T13">The result of the sum contains the methods of both arguments.</text:span></text:p>
              </text:list-item>
              <text:list-item>
                <text:p text:style-name="P7"><text:span text:style-name="T13">If a method is present in both arguments, they need to have the same type signature, and at least one of the two needs to be abstract.</text:span></text:p>
              </text:list-item>
            </text:list>
          </draw:text-box>
        </draw:frame>
        <draw:frame draw:style-name="gr4" draw:text-style-name="P8" draw:layer="layout" svg:width="23.297cm" svg:height="10.924cm" svg:x="2.103cm" svg:y="2.4cm">
          <draw:text-box>
            <text:p text:style-name="P2"><text:span text:style-name="T14">class</text:span><text:span text:style-name="T15">{</text:span></text:p>
            <text:p text:style-name="P2"><text:span text:style-name="T15"><text:s text:c="2"/></text:span><text:span text:style-name="T14">abstract</text:span><text:span text:style-name="T15"> String hello();</text:span></text:p>
            <text:p text:style-name="P2"><text:span text:style-name="T15"><text:s text:c="2"/></text:span><text:span text:style-name="T15">String helloWorld()</text:span><text:span text:style-name="T4">{</text:span><text:span text:style-name="T3">return</text:span><text:span text:style-name="T4"> </text:span><text:span text:style-name="T15">hello()+</text:span><text:span text:style-name="T16">" World"</text:span><text:span text:style-name="T15">;}</text:span></text:p>
            <text:p text:style-name="P2"><text:span text:style-name="T15"><text:s text:c="2"/></text:span><text:span text:style-name="T15">}</text:span></text:p>
            <text:p text:style-name="P2"><text:span text:style-name="T15">+</text:span></text:p>
            <text:p text:style-name="P2"><text:span text:style-name="T14">class</text:span><text:span text:style-name="T15">{ String hello()</text:span><text:span text:style-name="T4">{</text:span><text:span text:style-name="T3">return</text:span><text:span text:style-name="T4"> </text:span><text:span text:style-name="T16">"Hi"</text:span><text:span text:style-name="T15">;}</text:span><text:span text:style-name="T17"> }</text:span></text:p>
            <text:p text:style-name="P2"><text:span text:style-name="T15">=</text:span></text:p>
            <text:p text:style-name="P2"><text:span text:style-name="T14">class</text:span><text:span text:style-name="T15">{</text:span></text:p>
            <text:p text:style-name="P2"><text:span text:style-name="T15"><text:s text:c="2"/></text:span><text:span text:style-name="T15">String hello()</text:span><text:span text:style-name="T4">{</text:span><text:span text:style-name="T3">return</text:span><text:span text:style-name="T4"> </text:span><text:span text:style-name="T16">"Hi"</text:span><text:span text:style-name="T15">;}</text:span></text:p>
            <text:p text:style-name="P2"><text:span text:style-name="T15"><text:s text:c="2"/></text:span><text:span text:style-name="T15">String helloWorld()</text:span><text:span text:style-name="T4">{</text:span><text:span text:style-name="T3">return</text:span><text:span text:style-name="T4"> </text:span><text:span text:style-name="T15">hello()+</text:span><text:span text:style-name="T16">" World"</text:span><text:span text:style-name="T15">;}</text:span></text:p>
            <text:p text:style-name="P2"><text:span text:style-name="T15"><text:s text:c="2"/></text:span><text:span text:style-name="T15">}</text:span></text:p>
            <text:p text:style-name="P2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Sum and verification</text:p>
          </draw:text-box>
        </draw:frame>
        <draw:frame presentation:style-name="pr6" draw:text-style-name="P5" draw:layer="layout" svg:width="29.399cm" svg:height="10.586cm" svg:x="-0.099cm" svg:y="11.714cm" presentation:class="outline" presentation:user-transformed="true">
          <draw:text-box>
            <text:list text:style-name="L2">
              <text:list-item>
                <text:p text:style-name="P5"><text:span text:style-name="T1">Contracts are matched: </text:span><text:span text:style-name="T9">abstract</text:span><text:span text:style-name="T1"> c1 <text:s text:c="2"/>+ <text:s text:c="2"/>c1 &amp; c2 <text:s text:c="2"/>= <text:s text:c="2"/>c1 &amp; c2</text:span></text:p>
              </text:list-item>
              <text:list-item>
                <text:p text:style-name="P5"><text:span text:style-name="T1">This example would get composition error if the implemented contract did not conta</text:span><text:span text:style-name="T18">ined </text:span><text:span text:style-name="T19">result</text:span><text:span text:style-name="T20">.size()&gt;1</text:span></text:p>
              </text:list-item>
              <text:list-item>
                <text:p text:style-name="P5"><text:span text:style-name="T1">Contract matching is very syntactical:</text:span><text:span text:style-name="T20"> </text:span><text:span text:style-name="T18"><text:s/></text:span><text:span text:style-name="T21">r</text:span><text:span text:style-name="T19">esult</text:span><text:span text:style-name="T20">.size()==2</text:span></text:p>
                <text:p text:style-name="P5"><text:span text:style-name="T1">would not work, it would need to be in the (equivalent) form</text:span></text:p>
                <text:p text:style-name="P5"><text:span text:style-name="T20"><text:s text:c="2"/></text:span><text:span text:style-name="T19">result</text:span><text:span text:style-name="T20">.size()&gt;1</text:span><text:span text:style-name="T18"> &amp; <text:s/></text:span><text:span text:style-name="T19">result</text:span><text:span text:style-name="T20">.size()==2</text:span></text:p>
              </text:list-item>
            </text:list>
          </draw:text-box>
        </draw:frame>
        <draw:frame draw:style-name="gr4" draw:text-style-name="P8" draw:layer="layout" svg:width="26.297cm" svg:height="10.924cm" svg:x="2.103cm" svg:y="2.4cm">
          <draw:text-box>
            <text:p text:style-name="P2"><text:span text:style-name="T14">class</text:span><text:span text:style-name="T15">{</text:span></text:p>
            <text:p text:style-name="P2"><text:span text:style-name="T4"><text:s text:c="2"/></text:span><text:span text:style-name="T5">ensures </text:span><text:span text:style-name="T7">result</text:span><text:span text:style-name="T22">.size()&gt;1 </text:span><text:span text:style-name="T14">abstract</text:span><text:span text:style-name="T15"> String hello();</text:span></text:p>
            <text:p text:style-name="P2"><text:span text:style-name="T15"><text:s text:c="2"/></text:span><text:span text:style-name="T15">String helloWorld()</text:span><text:span text:style-name="T4">{</text:span><text:span text:style-name="T3">return</text:span><text:span text:style-name="T4"> </text:span><text:span text:style-name="T15">hello()+</text:span><text:span text:style-name="T16">" World"</text:span><text:span text:style-name="T15">;}</text:span></text:p>
            <text:p text:style-name="P2"><text:span text:style-name="T15"><text:s text:c="2"/></text:span><text:span text:style-name="T15">}</text:span></text:p>
            <text:p text:style-name="P2"><text:span text:style-name="T15">+</text:span></text:p>
            <text:p text:style-name="P2"><text:span text:style-name="T14">class</text:span><text:span text:style-name="T15">{ </text:span><text:span text:style-name="T5">ensures </text:span><text:span text:style-name="T7">result</text:span><text:span text:style-name="T22">.size()&gt;1 </text:span><text:span text:style-name="T15">String hello()</text:span><text:span text:style-name="T4">{</text:span><text:span text:style-name="T3">return</text:span><text:span text:style-name="T4"> </text:span><text:span text:style-name="T16">"Hi"</text:span><text:span text:style-name="T15">;}</text:span><text:span text:style-name="T17">}</text:span></text:p>
            <text:p text:style-name="P2"><text:span text:style-name="T15">=</text:span></text:p>
            <text:p text:style-name="P2"><text:span text:style-name="T14">class</text:span><text:span text:style-name="T15">{</text:span></text:p>
            <text:p text:style-name="P2"><text:span text:style-name="T15"><text:s text:c="2"/></text:span><text:span text:style-name="T5">ensures </text:span><text:span text:style-name="T7">result</text:span><text:span text:style-name="T22">.size()&gt;1 </text:span><text:span text:style-name="T15">String hello()</text:span><text:span text:style-name="T4">{</text:span><text:span text:style-name="T3">return</text:span><text:span text:style-name="T4"> </text:span><text:span text:style-name="T16">"Hi"</text:span><text:span text:style-name="T15">;}</text:span></text:p>
            <text:p text:style-name="P2"><text:span text:style-name="T15"><text:s text:c="2"/></text:span><text:span text:style-name="T15">String helloWorld()</text:span><text:span text:style-name="T4">{</text:span><text:span text:style-name="T3">return</text:span><text:span text:style-name="T4"> </text:span><text:span text:style-name="T15">hello()+</text:span><text:span text:style-name="T16">" World"</text:span><text:span text:style-name="T15">;}</text:span></text:p>
            <text:p text:style-name="P2"><text:span text:style-name="T15"><text:s text:c="2"/></text:span><text:span text:style-name="T15">}</text:span></text:p>
            <text:p text:style-name="P2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revised</text:p>
          </draw:text-box>
        </draw:frame>
        <draw:frame presentation:style-name="pr6" draw:text-style-name="P7" draw:layer="layout" svg:width="31.5cm" svg:height="12.179cm" svg:x="-0.1cm" svg:y="13.114cm" presentation:class="outline" presentation:user-transformed="true">
          <draw:text-box>
            <text:list text:style-name="L2">
              <text:list-item>
                <text:p><text:span text:style-name="T13">This code is more explicit then before: </text:span><text:span text:style-name="T23">abstract </text:span><text:span text:style-name="T24">_pow</text:span><text:span text:style-name="T25">!</text:span></text:p>
              </text:list-item>
              <text:list-item>
                <text:p><text:span text:style-name="T13">The exponents are still hard coded in the contracts</text:span></text:p>
              </text:list-item>
              <text:list-item>
                <text:p><text:span text:style-name="T13">+ composes the </text:span><text:span text:style-name="T23">abstract </text:span><text:span text:style-name="T24">_pow</text:span><text:span text:style-name="T13"> with the concrete </text:span><text:span text:style-name="T24">_pow</text:span></text:p>
                <text:p><text:span text:style-name="T13"/></text:p>
              </text:list-item>
            </text:list>
          </draw:text-box>
        </draw:frame>
        <draw:frame draw:style-name="gr5" draw:text-style-name="P3" draw:layer="layout" svg:width="29.6cm" svg:height="16.672cm" svg:x="0.2cm" svg:y="2.928cm">
          <draw:text-box>
            <text:p text:style-name="P2"><text:span text:style-name="T4">Pow0 = </text:span><text:span text:style-name="T3">class</text:span><text:span text:style-name="T4">{</text:span></text:p>
            <text:p text:style-name="P2"><text:span text:style-name="T4"><text:s text:c="2"/></text:span><text:span text:style-name="T5">ensures </text:span><text:span text:style-name="T7">result</text:span><text:span text:style-name="T6">=x^0 </text:span><text:span text:style-name="T4">Nat pow(Nat </text:span><text:span text:style-name="T8">x</text:span><text:span text:style-name="T4">)</text:span><text:span text:style-name="T4">{</text:span><text:span text:style-name="T3">return</text:span><text:span text:style-name="T4"> </text:span><text:span text:style-name="T4">1;}</text:span></text:p>
            <text:p text:style-name="P2"><text:span text:style-name="T4"><text:s text:c="2"/></text:span><text:span text:style-name="T4">}</text:span></text:p>
            <text:p text:style-name="P2"><text:span text:style-name="T4">Pow1 = (Pow0[</text:span><text:span text:style-name="T3">rename</text:span><text:span text:style-name="T4"> pow</text:span><text:span text:style-name="T3">-&gt;</text:span><text:span text:style-name="T4">_pow] + </text:span><text:span text:style-name="T3">class</text:span><text:span text:style-name="T4">{</text:span></text:p>
            <text:p text:style-name="P2"><text:span text:style-name="T4"><text:s text:c="2"/></text:span><text:span text:style-name="T5">ensures </text:span><text:span text:style-name="T7">result</text:span><text:span text:style-name="T6">=x^0 </text:span><text:span text:style-name="T3">abstract </text:span><text:span text:style-name="T26">Nat</text:span><text:span text:style-name="T4"> _pow(Nat </text:span><text:span text:style-name="T8">x</text:span><text:span text:style-name="T4">);</text:span></text:p>
            <text:p text:style-name="P2"><text:span text:style-name="T4"><text:s text:c="2"/></text:span><text:span text:style-name="T5">ensures </text:span><text:span text:style-name="T7">result</text:span><text:span text:style-name="T6">=x^1 </text:span><text:span text:style-name="T4">Nat pow(Nat </text:span><text:span text:style-name="T8">x</text:span><text:span text:style-name="T4">)</text:span><text:span text:style-name="T4">{</text:span><text:span text:style-name="T3">return</text:span><text:span text:style-name="T4"> </text:span><text:span text:style-name="T8">x</text:span><text:span text:style-name="T4">*_pow(</text:span><text:span text:style-name="T8">x</text:span><text:span text:style-name="T4">);}</text:span></text:p>
            <text:p text:style-name="P2"><text:span text:style-name="T4"><text:s text:c="2"/></text:span><text:span text:style-name="T4">})[</text:span><text:span text:style-name="T3">hide</text:span><text:span text:style-name="T4"> _pow]</text:span></text:p>
            <text:p text:style-name="P2"><text:span text:style-name="T4">Pow2 = (Pow1[</text:span><text:span text:style-name="T3">rename</text:span><text:span text:style-name="T4"> pow</text:span><text:span text:style-name="T3">-&gt;</text:span><text:span text:style-name="T4">_pow] + </text:span><text:span text:style-name="T3">class</text:span><text:span text:style-name="T4">{</text:span></text:p>
            <text:p text:style-name="P2"><text:span text:style-name="T4"><text:s text:c="2"/></text:span><text:span text:style-name="T5">ensures </text:span><text:span text:style-name="T7">result</text:span><text:span text:style-name="T6">=x^1 </text:span><text:span text:style-name="T3">abstract </text:span><text:span text:style-name="T26">Nat</text:span><text:span text:style-name="T4"> _pow(Nat </text:span><text:span text:style-name="T8">x</text:span><text:span text:style-name="T4">);</text:span></text:p>
            <text:p text:style-name="P2"><text:span text:style-name="T4"><text:s text:c="2"/></text:span><text:span text:style-name="T5">ensures </text:span><text:span text:style-name="T7">result</text:span><text:span text:style-name="T6">=x^2 </text:span><text:span text:style-name="T4">Nat pow(Nat </text:span><text:span text:style-name="T8">x</text:span><text:span text:style-name="T4">)</text:span><text:span text:style-name="T4">{</text:span><text:span text:style-name="T3">return</text:span><text:span text:style-name="T4"> </text:span><text:span text:style-name="T8">x</text:span><text:span text:style-name="T4">*_pow(</text:span><text:span text:style-name="T8">x</text:span><text:span text:style-name="T4">);}</text:span></text:p>
            <text:p text:style-name="P2"><text:span text:style-name="T4"><text:s text:c="2"/></text:span><text:span text:style-name="T4">})[</text:span><text:span text:style-name="T3">hide</text:span><text:span text:style-name="T4"> _pow]</text:span></text:p>
            <text:p text:style-name="P2"><text:span text:style-name="T2">//and so 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revised</text:p>
          </draw:text-box>
        </draw:frame>
        <draw:frame presentation:style-name="pr6" draw:text-style-name="P7" draw:layer="layout" svg:width="25.199cm" svg:height="12.179cm" svg:x="0.9cm" svg:y="16.914cm" presentation:class="outline" presentation:user-transformed="true">
          <draw:text-box>
            <text:list text:style-name="L2">
              <text:list-item>
                <text:p><text:span text:style-name="T13">Note the only difference between Pow2 and Pow1</text:span></text:p>
              </text:list-item>
              <text:list-item>
                <text:p><text:span text:style-name="T13">We can use a loop to get metaprogramming!</text:span></text:p>
              </text:list-item>
            </text:list>
          </draw:text-box>
        </draw:frame>
        <draw:frame draw:style-name="gr5" draw:text-style-name="P3" draw:layer="layout" svg:width="29.6cm" svg:height="16.672cm" svg:x="0.2cm" svg:y="2.928cm">
          <draw:text-box>
            <text:p text:style-name="P2"><text:span text:style-name="T4">Pow0 = </text:span><text:span text:style-name="T3">class</text:span><text:span text:style-name="T4">{</text:span></text:p>
            <text:p text:style-name="P2"><text:span text:style-name="T6"><text:s text:c="2"/></text:span><text:span text:style-name="T5">ensures</text:span><text:span text:style-name="T7"> result</text:span><text:span text:style-name="T22">=</text:span><text:span text:style-name="T6">0 <text:s text:c="6"/></text:span><text:span text:style-name="T4">Nat </text:span><text:span text:style-name="T4">exp(){</text:span><text:span text:style-name="T3">return</text:span><text:span text:style-name="T4"> 0;}</text:span></text:p>
            <text:p text:style-name="P2"><text:span text:style-name="T4"><text:s text:c="2"/></text:span><text:span text:style-name="T5">ensures </text:span><text:span text:style-name="T7">result</text:span><text:span text:style-name="T6">=x^exp() </text:span><text:span text:style-name="T4">Nat </text:span><text:span text:style-name="T4">pow(Nat </text:span><text:span text:style-name="T8">x</text:span><text:span text:style-name="T4">)</text:span><text:span text:style-name="T4">{</text:span><text:span text:style-name="T3">return</text:span><text:span text:style-name="T4"> </text:span><text:span text:style-name="T4">1;}</text:span></text:p>
            <text:p text:style-name="P2"><text:span text:style-name="T4"><text:s text:c="2"/></text:span><text:span text:style-name="T4">}</text:span></text:p>
            <text:p text:style-name="P2"><text:span text:style-name="T4">Pow1 = (</text:span><text:span text:style-name="T27">Pow0</text:span><text:span text:style-name="T4">[</text:span><text:span text:style-name="T3">rename</text:span><text:span text:style-name="T4"> pow</text:span><text:span text:style-name="T3">-&gt;</text:span><text:span text:style-name="T4">_pow, exp</text:span><text:span text:style-name="T3">-&gt;</text:span><text:span text:style-name="T4">_exp]</text:span><text:span text:style-name="T4"> + </text:span><text:span text:style-name="T3">class</text:span><text:span text:style-name="T4">{</text:span></text:p>
            <text:p text:style-name="P2"><text:span text:style-name="T4"><text:s text:c="2"/></text:span><text:span text:style-name="T2">/*empty contract */</text:span><text:span text:style-name="T6"> <text:s text:c="4"/></text:span><text:span text:style-name="T3">abstract </text:span><text:span text:style-name="T26">Nat</text:span><text:span text:style-name="T4"> _exp();</text:span></text:p>
            <text:p text:style-name="P2"><text:span text:style-name="T4"><text:s text:c="2"/></text:span><text:span text:style-name="T5">ensures </text:span><text:span text:style-name="T7">result</text:span><text:span text:style-name="T6">=x^_exp() </text:span><text:span text:style-name="T3">abstract </text:span><text:span text:style-name="T26">Nat</text:span><text:span text:style-name="T4"> _pow(Nat </text:span><text:span text:style-name="T8">x</text:span><text:span text:style-name="T4">);</text:span></text:p>
            <text:p text:style-name="P2"><text:span text:style-name="T6"><text:s text:c="2"/></text:span><text:span text:style-name="T5">ensures r</text:span><text:span text:style-name="T7">esult</text:span><text:span text:style-name="T6">=1+_exp() </text:span><text:span text:style-name="T4">Nat</text:span><text:span text:style-name="T4"> exp()</text:span><text:span text:style-name="T4">{</text:span><text:span text:style-name="T3">return</text:span><text:span text:style-name="T4"> </text:span><text:span text:style-name="T4">1+_exp();}</text:span></text:p>
            <text:p text:style-name="P2"><text:span text:style-name="T4"><text:s text:c="2"/></text:span><text:span text:style-name="T5">ensures </text:span><text:span text:style-name="T7">result</text:span><text:span text:style-name="T6">=x^exp() <text:s/></text:span><text:span text:style-name="T4">Nat</text:span><text:span text:style-name="T4"> pow(Nat </text:span><text:span text:style-name="T8">x</text:span><text:span text:style-name="T4">){</text:span><text:span text:style-name="T3">return</text:span><text:span text:style-name="T4"> </text:span><text:span text:style-name="T8">x</text:span><text:span text:style-name="T4">*_pow(</text:span><text:span text:style-name="T8">x</text:span><text:span text:style-name="T4">);}</text:span></text:p>
            <text:p text:style-name="P2"><text:span text:style-name="T4"><text:s text:c="2"/></text:span><text:span text:style-name="T4">})[</text:span><text:span text:style-name="T3">hide</text:span><text:span text:style-name="T4"> _pow, </text:span><text:span text:style-name="T4">_exp]</text:span></text:p>
            <text:p text:style-name="P2"><text:span text:style-name="T4">Pow2 = (</text:span><text:span text:style-name="T27">Pow1</text:span><text:span text:style-name="T4">[</text:span><text:span text:style-name="T3">rename</text:span><text:span text:style-name="T4"> pow</text:span><text:span text:style-name="T3">-&gt;</text:span><text:span text:style-name="T4">_pow, exp</text:span><text:span text:style-name="T3">-&gt;</text:span><text:span text:style-name="T4">_exp] + </text:span><text:span text:style-name="T3">class</text:span><text:span text:style-name="T4">{</text:span></text:p>
            <text:p text:style-name="P2"><text:span text:style-name="T4"><text:s text:c="2"/></text:span><text:span text:style-name="T2">/*empty contract */</text:span><text:span text:style-name="T6"> <text:s text:c="4"/></text:span><text:span text:style-name="T3">abstract </text:span><text:span text:style-name="T26">Nat</text:span><text:span text:style-name="T4"> _exp();</text:span></text:p>
            <text:p text:style-name="P2"><text:span text:style-name="T4"><text:s text:c="2"/></text:span><text:span text:style-name="T5">ensures </text:span><text:span text:style-name="T7">result</text:span><text:span text:style-name="T6">=x^_exp() </text:span><text:span text:style-name="T3">abstract </text:span><text:span text:style-name="T26">Nat</text:span><text:span text:style-name="T4"> _pow(Nat </text:span><text:span text:style-name="T8">x</text:span><text:span text:style-name="T4">);</text:span></text:p>
            <text:p text:style-name="P2"><text:span text:style-name="T6"><text:s text:c="2"/></text:span><text:span text:style-name="T5">ensures </text:span><text:span text:style-name="T7">result</text:span><text:span text:style-name="T6">=1+_exp() </text:span><text:span text:style-name="T4">Nat</text:span><text:span text:style-name="T4"> exp()</text:span><text:span text:style-name="T4">{</text:span><text:span text:style-name="T3">return</text:span><text:span text:style-name="T4"> </text:span><text:span text:style-name="T4">1+_exp();}</text:span></text:p>
            <text:p text:style-name="P2"><text:span text:style-name="T4"><text:s text:c="2"/></text:span><text:span text:style-name="T5">ensures </text:span><text:span text:style-name="T7">result</text:span><text:span text:style-name="T6">=x^exp() <text:s/></text:span><text:span text:style-name="T4">Nat</text:span><text:span text:style-name="T4"> pow(Nat </text:span><text:span text:style-name="T8">x</text:span><text:span text:style-name="T4">)</text:span><text:span text:style-name="T4">{</text:span><text:span text:style-name="T3">return</text:span><text:span text:style-name="T4"> </text:span><text:span text:style-name="T8">x</text:span><text:span text:style-name="T4">*_pow(</text:span><text:span text:style-name="T8">x</text:span><text:span text:style-name="T4">);}</text:span></text:p>
            <text:p text:style-name="P2"><text:span text:style-name="T4"><text:s text:c="2"/></text:span><text:span text:style-name="T4">})[</text:span><text:span text:style-name="T3">hide</text:span><text:span text:style-name="T4"> _pow, _exp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Metaprogramming</text:p>
          </draw:text-box>
        </draw:frame>
        <draw:frame draw:style-name="gr6" draw:text-style-name="P9" draw:layer="layout" svg:width="30.751cm" svg:height="19.956cm" svg:x="0.049cm" svg:y="2.883cm">
          <draw:text-box>
            <text:p text:style-name="P2"><text:span text:style-name="T4">MakePow = </text:span><text:span text:style-name="T3">class</text:span><text:span text:style-name="T4">{</text:span></text:p>
            <text:p text:style-name="P2"><text:span text:style-name="T4"><text:s text:c="2"/></text:span><text:span text:style-name="T3">static</text:span><text:span text:style-name="T4"> Code ofExp(Nat y) {</text:span></text:p>
            <text:p text:style-name="P2"><text:span text:style-name="T4"><text:s text:c="4"/></text:span><text:span text:style-name="T4">ClassLit base=</text:span><text:span text:style-name="T28">class</text:span><text:span text:style-name="T29">{ <text:s text:c="30"/></text:span></text:p>
            <text:p text:style-name="P2"><text:span text:style-name="T30"><text:s text:c="6"/></text:span><text:span text:style-name="T31">ensures result</text:span><text:span text:style-name="T32">=0 </text:span><text:span text:style-name="T29">Nat</text:span><text:span text:style-name="T29"> exp()</text:span><text:span text:style-name="T29">{</text:span><text:span text:style-name="T28">return</text:span><text:span text:style-name="T29"> </text:span><text:span text:style-name="T29">0;} <text:s text:c="11"/></text:span></text:p>
            <text:p text:style-name="P2"><text:span text:style-name="T30"><text:s text:c="6"/></text:span><text:span text:style-name="T31">ensures result</text:span><text:span text:style-name="T32">=x^exp() </text:span><text:span text:style-name="T29">Nat</text:span><text:span text:style-name="T29"> pow(Nat </text:span><text:span text:style-name="T33">x</text:span><text:span text:style-name="T29">)</text:span><text:span text:style-name="T29">{</text:span><text:span text:style-name="T28">return</text:span><text:span text:style-name="T29"> </text:span><text:span text:style-name="T29">1;}}</text:span><text:span text:style-name="T34">;</text:span></text:p>
            <text:p text:style-name="P2"><text:span text:style-name="T4"><text:s text:c="4"/></text:span><text:span text:style-name="T4">ClassLit</text:span><text:span text:style-name="T4"> inductive=</text:span><text:span text:style-name="T28">class</text:span><text:span text:style-name="T29">{ <text:s text:c="33"/></text:span></text:p>
            <text:p text:style-name="P2"><text:span text:style-name="T30"><text:s text:c="6"/></text:span><text:span text:style-name="T35">/*empty contract */</text:span><text:span text:style-name="T32"> <text:s text:c="4"/></text:span><text:span text:style-name="T28">abstract</text:span><text:span text:style-name="T29"> Nat _exp(); <text:s text:c="12"/></text:span></text:p>
            <text:p text:style-name="P2"><text:span text:style-name="T30"><text:s text:c="6"/></text:span><text:span text:style-name="T31">ensures result</text:span><text:span text:style-name="T32">=x^_exp() </text:span><text:span text:style-name="T28">abstract</text:span><text:span text:style-name="T29"> Nat _pow(Nat </text:span><text:span text:style-name="T33">x</text:span><text:span text:style-name="T29">); <text:s text:c="7"/></text:span></text:p>
            <text:p text:style-name="P2"><text:span text:style-name="T30"><text:s text:c="6"/></text:span><text:span text:style-name="T31">ensures result</text:span><text:span text:style-name="T32">=1+_exp() </text:span><text:span text:style-name="T29">Nat</text:span><text:span text:style-name="T29"> exp()</text:span><text:span text:style-name="T29">{</text:span><text:span text:style-name="T28">return</text:span><text:span text:style-name="T29"> </text:span><text:span text:style-name="T29">1+_exp();} <text:s text:c="5"/></text:span></text:p>
            <text:p text:style-name="P2"><text:span text:style-name="T30"><text:s text:c="6"/></text:span><text:span text:style-name="T31">ensures result</text:span><text:span text:style-name="T32">=x^exp() </text:span><text:span text:style-name="T29">Nat</text:span><text:span text:style-name="T29"> pow(Nat </text:span><text:span text:style-name="T33">x</text:span><text:span text:style-name="T29">){</text:span><text:span text:style-name="T28">return</text:span><text:span text:style-name="T29"> </text:span><text:span text:style-name="T33">x</text:span><text:span text:style-name="T29">*_pow(</text:span><text:span text:style-name="T33">x</text:span><text:span text:style-name="T29">);}}</text:span><text:span text:style-name="T34">;</text:span></text:p>
            <text:p text:style-name="P2"><text:span text:style-name="T4"><text:s text:c="4"/></text:span><text:span text:style-name="T4">ClassLit</text:span><text:span text:style-name="T4"> res=base;</text:span></text:p>
            <text:p text:style-name="P2"><text:span text:style-name="T4"><text:s text:c="4"/></text:span><text:span text:style-name="T3">for</text:span><text:span text:style-name="T4">(Nat i in 0..y){</text:span></text:p>
            <text:p text:style-name="P2"><text:span text:style-name="T4"><text:s text:c="6"/></text:span><text:span text:style-name="T4">res=res[</text:span><text:span text:style-name="T3">rename</text:span><text:span text:style-name="T4"> pow</text:span><text:span text:style-name="T3">-&gt;</text:span><text:span text:style-name="T4">_pow, exp</text:span><text:span text:style-name="T3">-&gt;</text:span><text:span text:style-name="T4">_exp];</text:span></text:p>
            <text:p text:style-name="P2"><text:span text:style-name="T4"><text:s text:c="6"/></text:span><text:span text:style-name="T4">res=res+inductive;</text:span></text:p>
            <text:p text:style-name="P2"><text:span text:style-name="T4"><text:s text:c="6"/></text:span><text:span text:style-name="T4">res=res[</text:span><text:span text:style-name="T3">hide</text:span><text:span text:style-name="T4"> _pow, _exp];</text:span></text:p>
            <text:p text:style-name="P2"><text:span text:style-name="T4"><text:s text:c="6"/></text:span><text:span text:style-name="T4">}</text:span></text:p>
            <text:p text:style-name="P2"><text:span text:style-name="T4"><text:s text:c="4"/></text:span><text:span text:style-name="T3">return</text:span><text:span text:style-name="T4"> res;</text:span></text:p>
            <text:p text:style-name="P2"><text:span text:style-name="T4"><text:s text:c="4"/></text:span><text:span text:style-name="T4">} <text:s/>}</text:span></text:p>
            <text:p text:style-name="P2"><text:span text:style-name="T4">...</text:span></text:p>
            <text:p text:style-name="P2"><text:span text:style-name="T4">Pow7 = MakePow.ofExp(7);</text:span><text:span text:style-name="T2">//example u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Metaprogramming</text:p>
          </draw:text-box>
        </draw:frame>
        <draw:frame draw:style-name="gr6" draw:text-style-name="P9" draw:layer="layout" svg:width="29.651cm" svg:height="19.956cm" svg:x="0.049cm" svg:y="6.783cm">
          <draw:text-box>
            <text:p text:style-name="P2"><text:span text:style-name="T3">static</text:span><text:span text:style-name="T4"> Code ofExp(Nat y) {</text:span></text:p>
            <text:p text:style-name="P2"><text:span text:style-name="T4"><text:s text:c="2"/></text:span><text:span text:style-name="T4">Code base=</text:span><text:span text:style-name="T36">{..};</text:span><text:span text:style-name="T30"> </text:span><text:span text:style-name="T37">//SV during compilation of MakePow.ofExp</text:span></text:p>
            <text:p text:style-name="P2"><text:span text:style-name="T4"><text:s text:c="2"/></text:span><text:span text:style-name="T4">Code inductive=</text:span><text:span text:style-name="T36">{..};</text:span><text:span text:style-name="T30"> </text:span><text:span text:style-name="T37">//SV during </text:span><text:span text:style-name="T37">compilation of </text:span><text:span text:style-name="T37">MakePow.ofExp</text:span></text:p>
            <text:p text:style-name="P2"><text:span text:style-name="T4"><text:s text:c="2"/></text:span><text:span text:style-name="T4">Code res=base;</text:span><text:span text:style-name="T37">//SV since base is SV</text:span></text:p>
            <text:p text:style-name="P2"><text:span text:style-name="T4"><text:s text:c="2"/></text:span><text:span text:style-name="T3">for </text:span><text:span text:style-name="T4">(Nat i in 1..y) {</text:span></text:p>
            <text:p text:style-name="P2"><text:span text:style-name="T4"><text:s text:c="4"/></text:span><text:span text:style-name="T4">res=res[</text:span><text:span text:style-name="T3">rename</text:span><text:span text:style-name="T4"> pow</text:span><text:span text:style-name="T3">-&gt;</text:span><text:span text:style-name="T4">_pow, exp</text:span><text:span text:style-name="T3">-&gt;</text:span><text:span text:style-name="T4">_exp];</text:span></text:p>
            <text:p text:style-name="P2"><text:span text:style-name="T4"><text:s text:c="4"/></text:span><text:span text:style-name="T37">//res is still SV since contracts are resilient to renaming</text:span></text:p>
            <text:p text:style-name="P2"><text:span text:style-name="T4"><text:s text:c="4"/></text:span><text:span text:style-name="T4">res=res+inductive;</text:span></text:p>
            <text:p text:style-name="P2"><text:span text:style-name="T4"><text:s text:c="4"/></text:span><text:span text:style-name="T37">//+ sums contracts in <text:s/>a way that preserves SV</text:span></text:p>
            <text:p text:style-name="P2"><text:span text:style-name="T4"><text:s text:c="4"/></text:span><text:span text:style-name="T4">res=res[</text:span><text:span text:style-name="T3">hide</text:span><text:span text:style-name="T4"> _pow, _exp];</text:span></text:p>
            <text:p text:style-name="P2"><text:span text:style-name="T4"><text:s text:c="4"/></text:span><text:span text:style-name="T37">//res is still SV since contracts are resilient to hiding</text:span></text:p>
            <text:p text:style-name="P2"><text:span text:style-name="T4"><text:s text:c="4"/></text:span><text:span text:style-name="T4">}</text:span></text:p>
            <text:p text:style-name="P2"><text:span text:style-name="T4"><text:s text:c="2"/></text:span><text:span text:style-name="T3">return</text:span><text:span text:style-name="T4"> res;</text:span><text:span text:style-name="T37">//res is still SV</text:span></text:p>
            <text:p text:style-name="P2"><text:span text:style-name="T22"><text:s text:c="2"/></text:span><text:span text:style-name="T37">//However, statically, we do not know what its contracts are</text:span></text:p>
            <text:p text:style-name="P2"><text:span text:style-name="T4"><text:s text:c="2"/></text:span><text:span text:style-name="T4">}</text:span></text:p>
          </draw:text-box>
        </draw:frame>
        <draw:frame presentation:style-name="pr6" draw:text-style-name="P7" draw:layer="layout" svg:width="25.199cm" svg:height="12.179cm" svg:x="0.901cm" svg:y="4.115cm" presentation:class="outline" presentation:user-transformed="true">
          <draw:text-box>
            <text:list text:style-name="L2">
              <text:list-item>
                <text:p><text:span text:style-name="T13">How does static verification flow? what do we know and when do we know it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Metaprogramming</text:p>
          </draw:text-box>
        </draw:frame>
        <draw:frame draw:style-name="gr6" draw:text-style-name="P9" draw:layer="layout" svg:width="29.651cm" svg:height="19.956cm" svg:x="0.049cm" svg:y="2.883cm">
          <draw:text-box>
            <text:p text:style-name="P2"><text:span text:style-name="T4">MakePow = </text:span><text:span text:style-name="T3">class</text:span><text:span text:style-name="T4">{</text:span></text:p>
            <text:p text:style-name="P2"><text:span text:style-name="T4"><text:s text:c="3"/></text:span><text:span text:style-name="T5">ensuresRV result</text:span><text:span text:style-name="T6">.exp.ensures equivTo (</text:span><text:span text:style-name="T5">result</text:span><text:span text:style-name="T6"> = y) </text:span></text:p>
            <text:p text:style-name="P2"><text:span text:style-name="T4"><text:s text:c="5"/></text:span><text:span text:style-name="T6">&amp; </text:span><text:span text:style-name="T5">result</text:span><text:span text:style-name="T6">.pow.ensures = (</text:span><text:span text:style-name="T5">result</text:span><text:span text:style-name="T6"> = x^exp())</text:span></text:p>
            <text:p text:style-name="P2"><text:span text:style-name="T4"><text:s text:c="2"/></text:span><text:span text:style-name="T3">static</text:span><text:span text:style-name="T4"> Code ofExp(Nat y) { ..</text:span><text:span text:style-name="T38"> } <text:s/>}</text:span></text:p>
            <text:p text:style-name="P2"><text:span text:style-name="T4">...</text:span></text:p>
            <text:p text:style-name="P2"><text:span text:style-name="T4">Pow7 = MakePow.ofExp(7);</text:span><text:span text:style-name="T2">//mini verification here for equivTo</text:span></text:p>
          </draw:text-box>
        </draw:frame>
        <draw:frame presentation:style-name="pr6" draw:text-style-name="P7" draw:layer="layout" svg:width="25.199cm" svg:height="12.179cm" svg:x="0.6cm" svg:y="9.621cm" presentation:class="outline" presentation:user-transformed="true">
          <draw:text-box>
            <text:list text:style-name="L2">
              <text:list-item>
                <text:p><text:span text:style-name="T13">Code composition ensure contract matching, but the resulting contract is unknown</text:span></text:p>
              </text:list-item>
              <text:list-item>
                <text:p><text:span text:style-name="T13">Thus, the contract for MakePow.ofExp(y) can only be checked at run-time. The contract of pow(x) is checke</text:span><text:span text:style-name="T39">d to be identical to</text:span><text:span text:style-name="T40"> <text:s/></text:span><text:span text:style-name="T30">x^exp()</text:span><text:span text:style-name="T40"> ; b</text:span><text:span text:style-name="T39">ut checking exp() is harder:</text:span></text:p>
              </text:list-item>
              <text:list-item>
                <text:p><text:span text:style-name="T39">EquivTo checks that the contract </text:span><text:span text:style-name="T30">1+_exp$342()</text:span><text:span text:style-name="T39"> is equivalent to y, this needs the contract of private method </text:span><text:span text:style-name="T30">_exp$342()</text:span></text:p>
              </text:list-item>
            </text:list>
          </draw:text-box>
        </draw:frame>
        <draw:frame draw:style-name="gr7" draw:text-style-name="P11" draw:layer="layout" svg:width="18.887cm" svg:height="1.073cm" svg:x="6.113cm" svg:y="15.7cm">
          <draw:text-box>
            <text:p text:style-name="P10"><text:span text:style-name="T4">@result.exp().ensures </text:span><text:span text:style-name="T41">equivTo</text:span><text:span text:style-name="T4"> (@result = y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Concluding</text:p>
          </draw:text-box>
        </draw:frame>
        <draw:frame presentation:style-name="pr6" draw:layer="layout" svg:width="27.8cm" svg:height="12.179cm" svg:x="0.2cm" svg:y="4.714cm" presentation:class="outline" presentation:user-transformed="true">
          <draw:text-box>
            <text:list text:style-name="L2">
              <text:list-item>
                <text:p>IC as an alternative to QQ</text:p>
              </text:list-item>
              <text:list-item>
                <text:p>QQ is more compact and reasons at the AST level</text:p>
              </text:list-item>
              <text:list-item>
                <text:p>IC is more abstract and reasons at class level</text:p>
              </text:list-item>
              <text:list-item>
                <text:p>QQ has (unnamed) holes, IC has abstract methods</text:p>
              </text:list-item>
              <text:list-item>
                <text:p>IC allows SV 'as usual'</text:p>
              </text:list-item>
              <text:list-item>
                <text:p>The static verifier runs only once on each piece of source code</text:p>
              </text:list-item>
              <text:list-item>
                <text:p>Metaprogramming reuses already SV code, which does not need<text:line-break/>to be SV again</text:p>
              </text:list-item>
              <text:list-item>
                <text:p>Only few and cheap checks are performed when code is composed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of metaprogramming: QQ</text:p>
          </draw:text-box>
        </draw:frame>
        <draw:frame draw:style-name="gr8" draw:text-style-name="P13" draw:layer="layout" svg:width="28.429cm" svg:height="12.781cm" svg:x="0.084cm" svg:y="2.819cm">
          <draw:text-box>
            <text:p text:style-name="P12"><text:span text:style-name="T42">fun</text:span><text:span text:style-name="T43"> powerAux(n : </text:span><text:span text:style-name="T44">Nat</text:span><text:span text:style-name="T43">) : </text:span><text:span text:style-name="T44">Expr</text:span><text:span text:style-name="T43">&lt; x:</text:span><text:span text:style-name="T44">Nat </text:span><text:span text:style-name="T43">|- </text:span><text:span text:style-name="T44">Nat</text:span><text:span text:style-name="T43"> &gt; = </text:span></text:p>
            <text:p text:style-name="P12"><text:span text:style-name="T43"><text:s text:c="2"/></text:span><text:span text:style-name="T42">if</text:span><text:span text:style-name="T43"> (n = 0) </text:span><text:span text:style-name="T42">then</text:span><text:span text:style-name="T43"> </text:span><text:span text:style-name="T45">[| </text:span><text:span text:style-name="T43">1 </text:span><text:span text:style-name="T45">|]</text:span><text:span text:style-name="T43"> <text:s/></text:span><text:span text:style-name="T42">else</text:span><text:span text:style-name="T43"> </text:span><text:span text:style-name="T45">[| </text:span><text:span text:style-name="T43">x * </text:span><text:span text:style-name="T46">$(</text:span><text:span text:style-name="T43"> <text:s/>powerAux (n -1) </text:span><text:span text:style-name="T46">) </text:span><text:span text:style-name="T45">|]</text:span><text:span text:style-name="T43">;</text:span></text:p>
            <text:p text:style-name="P12"><text:span text:style-name="T43"/></text:p>
            <text:p text:style-name="P12"><text:span text:style-name="T42">fun</text:span><text:span text:style-name="T43"> powerGen(n : </text:span><text:span text:style-name="T44">Nat</text:span><text:span text:style-name="T43">) : </text:span><text:span text:style-name="T44">Nat</text:span><text:span text:style-name="T43"> -&gt; </text:span><text:span text:style-name="T44">Nat</text:span><text:span text:style-name="T43"> =</text:span></text:p>
            <text:p text:style-name="P12"><text:span text:style-name="T43"><text:s text:c="2"/></text:span><text:span text:style-name="T43">compile ( <text:s/></text:span><text:span text:style-name="T45">[|</text:span><text:span text:style-name="T43"> λ x . </text:span><text:span text:style-name="T46">$(</text:span><text:span text:style-name="T43"> powerAux (n) <text:s/></text:span><text:span text:style-name="T46">)</text:span><text:span text:style-name="T43"> </text:span><text:span text:style-name="T45">|] </text:span><text:span text:style-name="T43"><text:s/>);</text:span></text:p>
            <text:p text:style-name="P12"><text:span text:style-name="T43"/></text:p>
            <text:p text:style-name="P12"><text:span text:style-name="T43">power7 = powerGen 7;</text:span></text:p>
            <text:p text:style-name="P12"><text:span text:style-name="T43">power7 = λ x . x*x*x*x*x*x*x*1 </text:span><text:span text:style-name="T47">//equivalent!</text:span></text:p>
          </draw:text-box>
        </draw:frame>
        <draw:frame presentation:style-name="pr6" draw:text-style-name="P14" draw:layer="layout" svg:width="29.599cm" svg:height="8.285cm" svg:x="0.001cm" svg:y="12.015cm" presentation:class="outline" presentation:user-transformed="true">
          <draw:text-box>
            <text:list text:style-name="L2">
              <text:list-item>
                <text:p><text:span text:style-name="T48">Quasi Quotations are expressions not first class values.</text:span></text:p>
              </text:list-item>
              <text:list-item>
                <text:p><text:span text:style-name="T48">The Value of type </text:span><text:span text:style-name="T49">Expr</text:span><text:span text:style-name="T48"> have no holes any more.</text:span></text:p>
              </text:list-item>
              <text:list-item>
                <text:p><text:span text:style-name="T48">Holes (denote by </text:span><text:span text:style-name="T50">$(</text:span><text:span text:style-name="T48"> e </text:span><text:span text:style-name="T50">)</text:span><text:span text:style-name="T48">) do not have a name.</text:span></text:p>
              </text:list-item>
              <text:list-item>
                <text:p><text:span text:style-name="T48">There is no obvious way to map verification on QQ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2:07:56.050794771</meta:creation-date>
    <dc:date>2018-11-27T16:54:56.360807369</dc:date>
    <meta:editing-duration>PT8H31M7S</meta:editing-duration>
    <meta:editing-cycles>107</meta:editing-cycles>
    <meta:generator>LibreOffice/5.4.4.2$Linux_X86_64 LibreOffice_project/2524958677847fb3bb44820e40380acbe820f960</meta:generator>
    <meta:document-statistic meta:object-count="81"/>
  </office:meta>
</office:document-meta>
</file>